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language="ru" fo:country="RU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Header">
      <style:text-properties fo:language="en" fo:country="US"/>
    </style:style>
    <style:style style:name="P8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text-position="super 58%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fo:font-weight="bold"/>
    </style:style>
    <style:style style:name="T7" style:family="text">
      <style:text-properties fo:font-style="italic" style:font-style-asian="italic" style:font-style-complex="italic"/>
    </style:style>
    <style:style style:name="T8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681cm" draw:visible-area-height="0.776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Вопрос 1.11. Случайные величины и их функции распределения. <text:s/>Математическое ожидание и дисперсия. Локальная предельная теорема.</text:p>
      <text:p text:style-name="Standard"/>
      <text:p text:style-name="Standard">Ответ: </text:p>
      <text:p text:style-name="Standard"/>
      <text:p text:style-name="Standard"><text:span text:style-name="T3">Алгебра событий</text:span> (в теории вероятностей) — алгебра подмножеств пространства элементарных событий <draw:frame draw:style-name="fr2" draw:name="Графический объект34" text:anchor-type="as-char" svg:width="0.37cm" svg:height="0.37cm" draw:z-index="35"><draw:image xlink:href="http://upload.wikimedia.org/math/1/d/2/1d26b63afd9d7875afad0b0f479b6ff6.png" xlink:type="simple" xlink:show="embed" xlink:actuate="onLoad"/></draw:frame>, элементами которого служат элементарные события.</text:p>
      <text:p text:style-name="Standard">Как и положено алгебре множеств алгебра событий содержит невозможное событие (пустое множество) и замкнута относительно теоретико-множественных операций, производимых в конечном числе. Достаточно потребовать, чтобы алгебра событий была замкнута относительно двух операций, например, пересечения и дополнения, из чего сразу последует её замкнутость относительно любых других теоретико-множественных операций. Алгебра событий, замкнутая относительно счётного числа теоретико-множественных операций, называется сигма-алгеброй событий.</text:p>
      <text:p text:style-name="Standard"/>
      <text:p text:style-name="P4">Аксиомы Колмогорова</text:p>
      <text:p text:style-name="Standard">Пусть <draw:frame draw:style-name="fr2" draw:name="Графический объект19" text:anchor-type="as-char" svg:width="0.37cm" svg:height="0.37cm" draw:z-index="30"><draw:image xlink:href="http://upload.wikimedia.org/math/1/d/2/1d26b63afd9d7875afad0b0f479b6ff6.png" xlink:type="simple" xlink:show="embed" xlink:actuate="onLoad"/></draw:frame> — множество элементов <draw:frame draw:style-name="fr2" draw:name="Графический объект20" text:anchor-type="as-char" svg:width="0.318cm" svg:height="0.238cm" draw:z-index="31"><draw:image xlink:href="http://upload.wikimedia.org/math/8/2/9/8299e93dd41e264ca16d47e390cdc139.png" xlink:type="simple" xlink:show="embed" xlink:actuate="onLoad"/></draw:frame>, которые называются элементарными событиями, а <draw:frame draw:style-name="fr2" draw:name="Графический объект21" text:anchor-type="as-char" svg:width="0.45cm" svg:height="0.397cm" draw:z-index="32"><draw:image xlink:href="http://upload.wikimedia.org/math/3/6/2/3626ecaee127e8c7f8c0f68983f91bf7.png" xlink:type="simple" xlink:show="embed" xlink:actuate="onLoad"/></draw:frame> — множество подмножеств <draw:frame draw:style-name="fr2" draw:name="Графический объект22" text:anchor-type="as-char" svg:width="0.37cm" svg:height="0.37cm" draw:z-index="33"><draw:image xlink:href="http://upload.wikimedia.org/math/1/d/2/1d26b63afd9d7875afad0b0f479b6ff6.png" xlink:type="simple" xlink:show="embed" xlink:actuate="onLoad"/></draw:frame>, называемых случайными событиями (или просто — событиями), а <draw:frame draw:style-name="fr2" draw:name="Графический объект23" text:anchor-type="as-char" svg:width="0.37cm" svg:height="0.37cm" draw:z-index="34"><draw:image xlink:href="http://upload.wikimedia.org/math/1/d/2/1d26b63afd9d7875afad0b0f479b6ff6.png" xlink:type="simple" xlink:show="embed" xlink:actuate="onLoad"/></draw:frame> — пространством элементарных событий.</text:p>
      <text:list xml:id="list38436451" text:style-name="L3">
        <text:list-item>
          <text:p text:style-name="P3"><text:span text:style-name="T7">Аксиома I</text:span> (алгебра событий). <draw:frame draw:style-name="fr2" draw:name="Графический объект24" text:anchor-type="as-char" svg:width="0.45cm" svg:height="0.397cm" draw:z-index="20"><draw:image xlink:href="http://upload.wikimedia.org/math/2/6/a/26afd73f8c17f310707120691ccc4a35.png" xlink:type="simple" xlink:show="embed" xlink:actuate="onLoad"/><svg:title>\mathcal{F}</svg:title></draw:frame> является алгеброй событий. </text:p>
        </text:list-item>
        <text:list-item>
          <text:p text:style-name="P3"><text:span text:style-name="T7">Аксиома II</text:span> (существование вероятности событий). Каждому событию <draw:frame draw:style-name="fr2" draw:name="Графический объект25" text:anchor-type="as-char" svg:width="0.291cm" svg:height="0.238cm" draw:z-index="21"><draw:image xlink:href="http://upload.wikimedia.org/math/9/d/d/9dd4e461268c8034f5c8564e155c67a6.png" xlink:type="simple" xlink:show="embed" xlink:actuate="onLoad"/><svg:title>x</svg:title></draw:frame> из <draw:frame draw:style-name="fr2" draw:name="Графический объект26" text:anchor-type="as-char" svg:width="0.45cm" svg:height="0.397cm" draw:z-index="22"><draw:image xlink:href="http://upload.wikimedia.org/math/2/6/a/26afd73f8c17f310707120691ccc4a35.png" xlink:type="simple" xlink:show="embed" xlink:actuate="onLoad"/><svg:title>\mathcal{F}</svg:title></draw:frame> поставлено в соответствие неотрицательное действительное число <draw:frame draw:style-name="fr2" draw:name="Графический объект27" text:anchor-type="as-char" svg:width="1.058cm" svg:height="0.556cm" draw:z-index="23"><draw:image xlink:href="http://upload.wikimedia.org/math/c/4/e/c4e58f3fa9f57955b6e7b959aa15e99a.png" xlink:type="simple" xlink:show="embed" xlink:actuate="onLoad"/><svg:title>\mathbf{P}(x)</svg:title></draw:frame>, которое называется вероятностью события <draw:frame draw:style-name="fr2" draw:name="Графический объект28" text:anchor-type="as-char" svg:width="0.291cm" svg:height="0.238cm" draw:z-index="24"><draw:image xlink:href="http://upload.wikimedia.org/math/9/d/d/9dd4e461268c8034f5c8564e155c67a6.png" xlink:type="simple" xlink:show="embed" xlink:actuate="onLoad"/><svg:title>x</svg:title></draw:frame>. </text:p>
        </text:list-item>
        <text:list-item>
          <text:p text:style-name="P3"><text:span text:style-name="T7">Аксиома III</text:span> (нормировка вероятности). <draw:frame draw:style-name="fr2" draw:name="Графический объект29" text:anchor-type="as-char" svg:width="2.117cm" svg:height="0.556cm" draw:z-index="25"><draw:image xlink:href="http://upload.wikimedia.org/math/6/b/3/6b3406919878a0e8e784a7681ab18c6a.png" xlink:type="simple" xlink:show="embed" xlink:actuate="onLoad"/><svg:title>\mathbf{P}(\Omega)=1</svg:title></draw:frame>. </text:p>
        </text:list-item>
        <text:list-item>
          <text:p text:style-name="P3"><text:span text:style-name="T7">Аксиома IV</text:span> (аддитивность вероятности). Если события <draw:frame draw:style-name="fr2" draw:name="Графический объект30" text:anchor-type="as-char" svg:width="0.291cm" svg:height="0.238cm" draw:z-index="26"><draw:image xlink:href="http://upload.wikimedia.org/math/9/d/d/9dd4e461268c8034f5c8564e155c67a6.png" xlink:type="simple" xlink:show="embed" xlink:actuate="onLoad"/><svg:title>x</svg:title></draw:frame> и <draw:frame draw:style-name="fr2" draw:name="Графический объект31" text:anchor-type="as-char" svg:width="0.265cm" svg:height="0.344cm" draw:z-index="27"><draw:image xlink:href="http://upload.wikimedia.org/math/4/1/5/415290769594460e2e485922904f345d.png" xlink:type="simple" xlink:show="embed" xlink:actuate="onLoad"/><svg:title>y</svg:title></draw:frame> не пересекаются, то </text:p>
        </text:list-item>
      </text:list>
      <text:p text:style-name="Standard"><draw:frame draw:style-name="fr2" draw:name="Графический объект32" text:anchor-type="as-char" svg:width="5.477cm" svg:height="0.556cm" draw:z-index="28"><draw:image xlink:href="http://upload.wikimedia.org/math/0/4/4/044238016fa81fe8ec7cbb2fe05d7e69.png" xlink:type="simple" xlink:show="embed" xlink:actuate="onLoad"/><svg:title>\mathbf{P}(x+y)= \mathbf{P}(x)+ \mathbf{P}(y)</svg:title></draw:frame>. </text:p>
      <text:p text:style-name="Standard">Совокупность объектов <draw:frame draw:style-name="fr2" draw:name="Графический объект33" text:anchor-type="as-char" svg:width="2.011cm" svg:height="0.556cm" draw:z-index="29"><draw:image xlink:href="http://upload.wikimedia.org/math/a/6/a/a6a42512add5551f2b5b6184d184cf4e.png" xlink:type="simple" xlink:show="embed" xlink:actuate="onLoad"/><svg:title>(\Omega, \mathcal{F}, \mathbf{P})</svg:title></draw:frame>, удовлетворяющая аксиомам I—IV, называется вероятностным пространством (у Колмогорова: поле вероятностей).</text:p>
      <text:p text:style-name="Standard"/>
      <text:p text:style-name="Standard"/>
      <text:p text:style-name="Standard"><text:span text:style-name="T3">Случайная величина</text:span> — это величина, которая принимает в результате опыта одно из множества значений, причём появление того или иного значения этой величины до её измерения нельзя точно предсказать.</text:p>
      <text:p text:style-name="Standard">Формальное математическое определение следующее: пусть <draw:frame draw:style-name="fr2" draw:name="Графический объект1" text:anchor-type="as-char" svg:width="1.905cm" svg:height="0.556cm" draw:z-index="3"><draw:image xlink:href="http://upload.wikimedia.org/math/8/b/4/8b472a66fac3182461fb34f468ce587d.png" xlink:type="simple" xlink:show="embed" xlink:actuate="onLoad"/><svg:title>(\Omega,\mathcal{F}, \mathbb{P})</svg:title></draw:frame> — вероятностное пространство, тогда случайной величиной называется функция <draw:frame draw:style-name="fr2" draw:name="Графический объект2" text:anchor-type="as-char" svg:width="2.408cm" svg:height="0.37cm" draw:z-index="4"><draw:image xlink:href="http://upload.wikimedia.org/math/4/a/f/4affaab0b14b9e5070e57731e528645e.png" xlink:type="simple" xlink:show="embed" xlink:actuate="onLoad"/><svg:title>X\colon\Omega \to \mathbb{R}</svg:title></draw:frame>, измеримая относительно <draw:frame draw:style-name="fr2" draw:name="Графический объект3" text:anchor-type="as-char" svg:width="0.45cm" svg:height="0.397cm" draw:z-index="5"><draw:image xlink:href="http://upload.wikimedia.org/math/2/6/a/26afd73f8c17f310707120691ccc4a35.png" xlink:type="simple" xlink:show="embed" xlink:actuate="onLoad"/><svg:title>\mathcal{F}</svg:title></draw:frame> и борелевской σ-алгебры на <draw:frame draw:style-name="fr2" draw:name="Графический объект4" text:anchor-type="as-char" svg:width="0.37cm" svg:height="0.37cm" draw:z-index="6"><draw:image xlink:href="http://upload.wikimedia.org/math/1/3/4/134676911181af05d24d406f16edf587.png" xlink:type="simple" xlink:show="embed" xlink:actuate="onLoad"/><svg:title>\mathbb{R}</svg:title></draw:frame>. Вероятностное поведение отдельной (независимо от других) случайной величины полностью описывается её распределением.</text:p>
      <text:p text:style-name="Standard"/>
      <text:p text:style-name="Standard"><text:span text:style-name="T4">Вероятностное пространство</text:span> — это тройка <draw:frame draw:style-name="fr2" draw:name="Графический объект5" text:anchor-type="as-char" svg:width="1.852cm" svg:height="0.556cm" draw:z-index="19"><draw:image xlink:href="http://upload.wikimedia.org/math/9/e/9/9e9719b7c8b498ab1d4e29103ede233f.png" xlink:type="simple" xlink:show="embed" xlink:actuate="onLoad"/></draw:frame>, где</text:p>
      <text:list xml:id="list38382900" text:style-name="L1">
        <text:list-item>
          <text:p text:style-name="P1"><draw:frame draw:style-name="fr2" draw:name="Графический объект7" text:anchor-type="as-char" svg:width="0.37cm" svg:height="0.37cm" draw:z-index="7"><draw:image xlink:href="http://upload.wikimedia.org/math/b/9/d/b9d99db8626de63193c7fe96273a6cae.png" xlink:type="simple" xlink:show="embed" xlink:actuate="onLoad"/><svg:title>\Omega</svg:title></draw:frame> — это произвольное множество, элементы которого называются элементарными событиями, исходами или точками; </text:p>
        </text:list-item>
        <text:list-item>
          <text:p text:style-name="P1"><draw:frame draw:style-name="fr2" draw:name="Графический объект8" text:anchor-type="as-char" svg:width="0.397cm" svg:height="0.423cm" draw:z-index="8"><draw:image xlink:href="http://upload.wikimedia.org/math/0/1/7/01718ce94ccc55c33853a5ded7c23814.png" xlink:type="simple" xlink:show="embed" xlink:actuate="onLoad"/><svg:title>\mathfrak{A}</svg:title></draw:frame> — сигма-алгебра подмножеств <draw:frame draw:style-name="fr2" draw:name="Графический объект9" text:anchor-type="as-char" svg:width="0.37cm" svg:height="0.37cm" draw:z-index="9"><draw:image xlink:href="http://upload.wikimedia.org/math/b/9/d/b9d99db8626de63193c7fe96273a6cae.png" xlink:type="simple" xlink:show="embed" xlink:actuate="onLoad"/><svg:title>\Omega</svg:title></draw:frame>, называемых (случайными) событиями; </text:p>
        </text:list-item>
        <text:list-item>
          <text:p text:style-name="P1"><draw:frame draw:style-name="fr2" draw:name="Графический объект10" text:anchor-type="as-char" svg:width="0.318cm" svg:height="0.37cm" draw:z-index="10"><draw:image xlink:href="http://upload.wikimedia.org/math/6/2/3/623709596363008e89cf20b6caba4df7.png" xlink:type="simple" xlink:show="embed" xlink:actuate="onLoad"/><svg:title>\mathbb{P}</svg:title></draw:frame> — вероятностная мера или вероятность, т.е. сигма-аддитивная конечная мера, такая что <draw:frame draw:style-name="fr2" draw:name="Графический объект11" text:anchor-type="as-char" svg:width="2.037cm" svg:height="0.556cm" draw:z-index="11"><draw:image xlink:href="http://upload.wikimedia.org/math/3/3/7/3372e1f202f73b14d0b380bc39e9e293.png" xlink:type="simple" xlink:show="embed" xlink:actuate="onLoad"/><svg:title>\mathbb{P}(\Omega) = 1</svg:title></draw:frame>. </text:p>
        </text:list-item>
      </text:list>
      <text:p text:style-name="Standard"><text:bookmark text:name=".D0.97.D0.B0.D0.BC.D0.B5.D1.87.D0.B0.D0.BD.D0.B8.D1.8F"/>Замечания </text:p>
      <text:list xml:id="list38406509" text:style-name="L2">
        <text:list-item>
          <text:p text:style-name="P2">Элементарные события (элементы <draw:frame draw:style-name="fr2" draw:name="Графический объект12" text:anchor-type="as-char" svg:width="0.37cm" svg:height="0.37cm" draw:z-index="12"><draw:image xlink:href="http://upload.wikimedia.org/math/b/9/d/b9d99db8626de63193c7fe96273a6cae.png" xlink:type="simple" xlink:show="embed" xlink:actuate="onLoad"/><svg:title>\Omega</svg:title></draw:frame>), по определению, — это исходы случайного эксперимента, из которых в эксперименте происходит ровно один. </text:p>
        </text:list-item>
        <text:list-item>
          <text:p text:style-name="P2">Каждое случайное событие (элемент <draw:frame draw:style-name="fr2" draw:name="Графический объект13" text:anchor-type="as-char" svg:width="0.397cm" svg:height="0.423cm" draw:z-index="13"><draw:image xlink:href="http://upload.wikimedia.org/math/0/1/7/01718ce94ccc55c33853a5ded7c23814.png" xlink:type="simple" xlink:show="embed" xlink:actuate="onLoad"/><svg:title>\mathfrak{A}</svg:title></draw:frame>) — это подмножество <draw:frame draw:style-name="fr2" draw:name="Графический объект14" text:anchor-type="as-char" svg:width="0.37cm" svg:height="0.37cm" draw:z-index="14"><draw:image xlink:href="http://upload.wikimedia.org/math/b/9/d/b9d99db8626de63193c7fe96273a6cae.png" xlink:type="simple" xlink:show="embed" xlink:actuate="onLoad"/><svg:title>\Omega</svg:title></draw:frame>. Говорят, что в результате эксперимента произошло случайное событие <draw:frame draw:style-name="fr2" draw:name="Графический объект15" text:anchor-type="as-char" svg:width="1.455cm" svg:height="0.45cm" draw:z-index="15"><draw:image xlink:href="http://upload.wikimedia.org/math/e/d/5/ed520f270e5c67ed2967020417b49d2c.png" xlink:type="simple" xlink:show="embed" xlink:actuate="onLoad"/><svg:title>A\subseteq\Omega</svg:title></draw:frame>, если <text:soft-page-break/>(элементарный) исход эксперимента является элементом <draw:frame draw:style-name="fr2" draw:name="Графический объект16" text:anchor-type="as-char" svg:width="0.397cm" svg:height="0.37cm" draw:z-index="16"><draw:image xlink:href="http://upload.wikimedia.org/math/7/f/c/7fc56270e7a70fa81a5935b72eacbe29.png" xlink:type="simple" xlink:show="embed" xlink:actuate="onLoad"/><svg:title>A</svg:title></draw:frame>.<text:line-break/>Требование, что <draw:frame draw:style-name="fr2" draw:name="Графический объект17" text:anchor-type="as-char" svg:width="0.397cm" svg:height="0.423cm" draw:z-index="17"><draw:image xlink:href="http://upload.wikimedia.org/math/0/1/7/01718ce94ccc55c33853a5ded7c23814.png" xlink:type="simple" xlink:show="embed" xlink:actuate="onLoad"/><svg:title>\mathfrak{A}</svg:title></draw:frame> является сигма-алгеброй подмножеств <draw:frame draw:style-name="fr2" draw:name="Графический объект18" text:anchor-type="as-char" svg:width="0.37cm" svg:height="0.37cm" draw:z-index="18"><draw:image xlink:href="http://upload.wikimedia.org/math/b/9/d/b9d99db8626de63193c7fe96273a6cae.png" xlink:type="simple" xlink:show="embed" xlink:actuate="onLoad"/><svg:title>\Omega</svg:title></draw:frame>, позволяет, в частности, говорить о вероятности случайного события, являющегося объединением счетного числа случайных событий, а также о вероятности дополнения любого события. </text:p>
        </text:list-item>
      </text:list>
      <text:p text:style-name="Standard"/>
      <text:p text:style-name="P5">Функция распределения</text:p>
      <text:p text:style-name="Standard">Пусть дано вероятностное пространство <draw:frame draw:style-name="fr2" draw:name="Графический объект35" text:anchor-type="as-char" svg:width="1.931cm" svg:height="0.556cm" draw:z-index="42"><draw:image xlink:href="http://upload.wikimedia.org/math/3/9/a/39afca3ffe586cb8ba04f853fb200bb7.png" xlink:type="simple" xlink:show="embed" xlink:actuate="onLoad"/></draw:frame>, и на нём определена случайная величина <draw:frame draw:style-name="fr2" draw:name="Графический объект36" text:anchor-type="as-char" svg:width="0.45cm" svg:height="0.37cm" draw:z-index="43"><draw:image xlink:href="http://upload.wikimedia.org/math/0/2/1/02129bb861061d1a052c592e2dc6b383.png" xlink:type="simple" xlink:show="embed" xlink:actuate="onLoad"/></draw:frame> с распределением <draw:frame draw:style-name="fr2" draw:name="Графический объект37" text:anchor-type="as-char" svg:width="0.635cm" svg:height="0.476cm" draw:z-index="44"><draw:image xlink:href="http://upload.wikimedia.org/math/c/c/e/cceaad4c71e71b6c4fb08052f03ebbb0.png" xlink:type="simple" xlink:show="embed" xlink:actuate="onLoad"/></draw:frame>. Тогда функцией распределения случайной величины <draw:frame draw:style-name="fr2" draw:name="Графический объект38" text:anchor-type="as-char" svg:width="0.45cm" svg:height="0.37cm" draw:z-index="45"><draw:image xlink:href="http://upload.wikimedia.org/math/0/2/1/02129bb861061d1a052c592e2dc6b383.png" xlink:type="simple" xlink:show="embed" xlink:actuate="onLoad"/></draw:frame> называется функция <draw:frame draw:style-name="fr2" draw:name="Графический объект39" text:anchor-type="as-char" svg:width="3.281cm" svg:height="0.529cm" draw:z-index="46"><draw:image xlink:href="http://upload.wikimedia.org/math/9/9/e/99e3ea446979a70365771e4c51da84b7.png" xlink:type="simple" xlink:show="embed" xlink:actuate="onLoad"/></draw:frame>, задаваемая формулой:</text:p>
      <text:p text:style-name="Standard"><draw:frame draw:style-name="fr2" draw:name="Графический объект40" text:anchor-type="as-char" svg:width="7.911cm" svg:height="0.609cm" draw:z-index="36"><draw:image xlink:href="http://upload.wikimedia.org/math/a/5/b/a5b67a7352254d79d066c5dc72b46975.png" xlink:type="simple" xlink:show="embed" xlink:actuate="onLoad"/><svg:title>F_X(x) = \mathbb{P}( X \leqslant x ) \equiv \mathbb{P}^X\left((-\infty, x]\right)</svg:title></draw:frame>. </text:p>
      <text:p text:style-name="Standard">То есть функцией распределения (вероятностей) случайной величины <draw:frame draw:style-name="fr2" draw:name="Графический объект41" text:anchor-type="as-char" svg:width="0.45cm" svg:height="0.37cm" draw:z-index="37"><draw:image xlink:href="http://upload.wikimedia.org/math/0/2/1/02129bb861061d1a052c592e2dc6b383.png" xlink:type="simple" xlink:show="embed" xlink:actuate="onLoad"/><svg:title>X </svg:title></draw:frame> называют функцию <draw:frame draw:style-name="fr2" draw:name="Графический объект42" text:anchor-type="as-char" svg:width="1.058cm" svg:height="0.556cm" draw:z-index="38"><draw:image xlink:href="http://upload.wikimedia.org/math/d/7/6/d76f2c4d6bdf142af5106c3f36e9e970.png" xlink:type="simple" xlink:show="embed" xlink:actuate="onLoad"/><svg:title>F(x) </svg:title></draw:frame>, значение которой в точке <draw:frame draw:style-name="fr2" draw:name="Графический объект43" text:anchor-type="as-char" svg:width="0.291cm" svg:height="0.238cm" draw:z-index="39"><draw:image xlink:href="http://upload.wikimedia.org/math/9/d/d/9dd4e461268c8034f5c8564e155c67a6.png" xlink:type="simple" xlink:show="embed" xlink:actuate="onLoad"/><svg:title>x </svg:title></draw:frame> равно вероятности события <draw:frame draw:style-name="fr2" draw:name="Графический объект44" text:anchor-type="as-char" svg:width="1.931cm" svg:height="0.529cm" draw:z-index="40"><draw:image xlink:href="http://upload.wikimedia.org/math/d/8/d/d8d375a0d046a57b5301a35d1d574a2d.png" xlink:type="simple" xlink:show="embed" xlink:actuate="onLoad"/><svg:title>\{X \leqslant x\}</svg:title></draw:frame>, то есть события, состоящего только из тех элементарных исходов, для которых <draw:frame draw:style-name="fr2" draw:name="Графический объект45" text:anchor-type="as-char" svg:width="2.196cm" svg:height="0.556cm" draw:z-index="41"><draw:image xlink:href="http://upload.wikimedia.org/math/4/1/1/411e065db86893f97c222d186afcf4fb.png" xlink:type="simple" xlink:show="embed" xlink:actuate="onLoad"/><svg:title>X(\omega) \leqslant x</svg:title></draw:frame>.</text:p>
      <text:p text:style-name="Standard"/>
      <text:p text:style-name="Standard">а <text:span text:style-name="T4">функция плотности распределения</text:span> – такая большая нуля функция, что 1. ее интеграл по вещественной оси равен единице, 2. интеграл по любому отрезку [<text:span text:style-name="T1">a</text:span>; <text:span text:style-name="T1">b</text:span>] равен вероятности события [<text:span text:style-name="T1">a</text:span>; <text:span text:style-name="T1">b</text:span>].</text:p>
      <text:p text:style-name="Standard"/>
      <text:p text:style-name="Standard">МатОжидание – <draw:frame draw:style-name="fr3" draw:name="Объект1" text:anchor-type="as-char" svg:width="2.681cm" svg:height="0.776cm" draw:z-index="0"><draw:object-ole xlink:href="./Object 1" xlink:type="simple" xlink:show="embed" xlink:actuate="onLoad"/><draw:image xlink:href="./ObjectReplacements/Object 1" xlink:type="simple" xlink:show="embed" xlink:actuate="onLoad"/></draw:frame>, где <text:span text:style-name="T1">p</text:span>(<text:span text:style-name="T1">x</text:span>) – фпрв.</text:p>
      <text:p text:style-name="Standard">Дисперсия – <text:span text:style-name="T1">E</text:span>(<text:span text:style-name="T1">X</text:span>-<text:span text:style-name="T1">E</text:span>(<text:span text:style-name="T1">X</text:span>))2</text:p>
      <text:p text:style-name="Standard"/>
      <text:p text:style-name="Standard">Локальных предельных теорем много: например, Лапласа</text:p>
      <text:p text:style-name="Standard"/>
      <text:p text:style-name="P5">Локальная теорема Муавра-Лапласа</text:p>
      <text:p text:style-name="Standard"/>
      <text:p text:style-name="Standard">Если в схеме Бернулли n стремится к бесконечности, p (0 &lt; p &lt; 1) постоянно, величина <draw:frame draw:style-name="fr2" draw:name="Графический объект46" text:anchor-type="as-char" svg:width="3.069cm" svg:height="1.164cm" draw:z-index="50"><draw:image xlink:href="http://upload.wikimedia.org/math/4/b/5/4b573235f8f8986fbd33397f44fed56b.png" xlink:type="simple" xlink:show="embed" xlink:actuate="onLoad"/></draw:frame> ограничена равномерно по m и n <draw:frame draw:style-name="fr2" draw:name="Графический объект47" text:anchor-type="as-char" svg:width="6.271cm" svg:height="0.609cm" draw:z-index="51"><draw:image xlink:href="http://upload.wikimedia.org/math/e/e/0/ee05be73839bd37db5c00004373e3271.png" xlink:type="simple" xlink:show="embed" xlink:actuate="onLoad"/></draw:frame>, то</text:p>
      <text:p text:style-name="Standard"><draw:frame draw:style-name="fr2" draw:name="Графический объект48" text:anchor-type="as-char" svg:width="9.684cm" svg:height="1.349cm" draw:z-index="47"><draw:image xlink:href="http://upload.wikimedia.org/math/0/d/3/0d3275b985baf354c72f0e8cd8f6130e.png" xlink:type="simple" xlink:show="embed" xlink:actuate="onLoad"/><svg:title>P_n(m) = \frac{1}{\sqrt{2\pi npq}}\exp\left(-\frac{x_m^2}{2}\right)(1 + \alpha_n(m))</svg:title></draw:frame></text:p>
      <text:p text:style-name="Standard">где <draw:frame draw:style-name="fr2" draw:name="Графический объект49" text:anchor-type="as-char" svg:width="3.175cm" svg:height="1.111cm" draw:z-index="48"><draw:image xlink:href="http://upload.wikimedia.org/math/3/5/f/35f04a1028e613368ec9383dff2058ba.png" xlink:type="simple" xlink:show="embed" xlink:actuate="onLoad"/><svg:title>\left| \alpha_n(m) \right| &lt; \frac{c}{\sqrt{n}}</svg:title></draw:frame>, c &gt; 0, c — постоянная.</text:p>
      <text:p text:style-name="Standard">Приближённую формулу</text:p>
      <text:p text:style-name="Standard"><draw:frame draw:style-name="fr2" draw:name="Графический объект50" text:anchor-type="as-char" svg:width="6.826cm" svg:height="1.349cm" draw:z-index="49"><draw:image xlink:href="http://upload.wikimedia.org/math/1/1/a/11aa016c3632975e90da619783ef4e18.png" xlink:type="simple" xlink:show="embed" xlink:actuate="onLoad"/><svg:title>P_n(m) \approx \frac{1}{\sqrt{2\pi npq}}\exp\left(-\frac{x_m^2}{2}\right)</svg:title></draw:frame></text:p>
      <text:p text:style-name="Standard">рекомендуется применять при <text:span text:style-name="T7">n &gt; 100</text:span> и <text:span text:style-name="T7">npq &gt; 20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494cm" fo:margin-bottom="0.494cm" fo:text-align="justify" style:justify-single-word="false" fo:text-indent="0.762cm" style:auto-text-indent="false"/>
      <style:text-properties style:font-name="Arial" fo:font-size="13.5pt" fo:font-weight="bold" style:font-size-asian="13.5pt" style:font-weight-asian="bold" style:font-size-complex="13.5pt" style:font-weight-complex="bold"/>
    </style:style>
    <style:style style:name="Def" style:family="paragraph" style:parent-style-name="Standard" style:next-style-name="Standard" style:list-style-name="WW8Num5">
      <style:paragraph-properties fo:text-align="justify" style:justify-single-word="false"/>
      <style:text-properties style:font-name="Arial" fo:font-size="10pt" fo:language="en" fo:country="US" style:font-size-asian="10pt"/>
    </style:style>
    <style:style style:name="Th" style:family="paragraph" style:parent-style-name="Standard" style:next-style-name="Standard" style:list-style-name="WW8Num1">
      <style:paragraph-properties fo:text-align="justify" style:justify-single-word="false"/>
      <style:text-properties style:font-name="Arial" fo:font-size="10pt" fo:language="en" fo:country="US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Основной_20_шрифт_20_абзаца" style:display-name="Основной шрифт абзаца" style:family="text"/>
    <style:style style:name="Def_20_Знак" style:display-name="Def Знак" style:family="text" style:parent-style-name="Основной_20_шрифт_20_абзаца">
      <style:text-properties style:font-name="Arial" fo:language="en" fo:country="US" style:font-size-complex="12pt" style:language-complex="ar" style:country-complex="SA"/>
    </style:style>
    <style:style style:name="Formula" style:family="text" style:parent-style-name="Основной_20_шрифт_20_абзаца">
      <style:text-properties fo:font-style="italic" style:font-style-asian="italic"/>
    </style:style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Th:" style:num-format="">
        <style:list-level-properties text:list-level-position-and-space-mode="label-alignment" fo:text-align="end">
          <style:list-level-label-alignment text:label-followed-by="listtab" text:list-tab-stop-position="1.251cm" fo:text-indent="-0.051cm" fo:margin-left="1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Th:" style:num-format="">
        <style:list-level-properties text:list-level-position-and-space-mode="label-alignment" fo:text-align="end">
          <style:list-level-label-alignment text:label-followed-by="listtab" text:list-tab-stop-position="1.251cm" fo:text-indent="-0.051cm" fo:margin-left="1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Def:" style:num-format="">
        <style:list-level-properties text:list-level-position-and-space-mode="label-alignment" fo:text-align="end">
          <style:list-level-label-alignment text:label-followed-by="listtab" text:list-tab-stop-position="1.251cm" fo:text-indent="-0.051cm" fo:margin-left="1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Def:" style:num-format="">
        <style:list-level-properties text:list-level-position-and-space-mode="label-alignment" fo:text-align="end">
          <style:list-level-label-alignment text:label-followed-by="listtab" text:list-tab-stop-position="1.251cm" fo:text-indent="-0.051cm" fo:margin-left="1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prefix="Def:" style:num-format="">
        <style:list-level-properties text:list-level-position-and-space-mode="label-alignment" fo:text-align="end">
          <style:list-level-label-alignment text:label-followed-by="listtab" text:list-tab-stop-position="1.251cm" fo:text-indent="-0.051cm" fo:margin-left="1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Th:" style:num-format="">
        <style:list-level-properties text:list-level-position-and-space-mode="label-alignment" fo:text-align="end">
          <style:list-level-label-alignment text:label-followed-by="listtab" text:list-tab-stop-position="1.251cm" fo:text-indent="-0.051cm" fo:margin-left="1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Def:" style:num-format="">
        <style:list-level-properties text:list-level-position-and-space-mode="label-alignment" fo:text-align="end">
          <style:list-level-label-alignment text:label-followed-by="listtab" text:list-tab-stop-position="1.251cm" fo:text-indent="-0.051cm" fo:margin-left="1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Th:" style:num-format="">
        <style:list-level-properties text:list-level-position-and-space-mode="label-alignment" fo:text-align="end">
          <style:list-level-label-alignment text:label-followed-by="listtab" text:list-tab-stop-position="1.251cm" fo:text-indent="-0.051cm" fo:margin-left="1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prefix="Th:" style:num-format="">
        <style:list-level-properties text:list-level-position-and-space-mode="label-alignment" fo:text-align="end">
          <style:list-level-label-alignment text:label-followed-by="listtab" text:list-tab-stop-position="1.251cm" fo:text-indent="-0.051cm" fo:margin-left="1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prefix="Def:" style:num-format="">
        <style:list-level-properties text:list-level-position-and-space-mode="label-alignment" fo:text-align="end">
          <style:list-level-label-alignment text:label-followed-by="listtab" text:list-tab-stop-position="1.251cm" fo:text-indent="-0.051cm" fo:margin-left="1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prefix="Def:" style:num-format="">
        <style:list-level-properties text:list-level-position-and-space-mode="label-alignment" fo:text-align="end">
          <style:list-level-label-alignment text:label-followed-by="listtab" text:list-tab-stop-position="1.251cm" fo:text-indent="-0.051cm" fo:margin-left="1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prefix="Def:" style:num-format="">
        <style:list-level-properties text:list-level-position-and-space-mode="label-alignment" fo:text-align="end">
          <style:list-level-label-alignment text:label-followed-by="listtab" text:list-tab-stop-position="1.251cm" fo:text-indent="-0.051cm" fo:margin-left="1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bottom="0.653cm" style:dynamic-spacing="true"/>
      </style:header-style>
      <style:footer-style>
        <style:header-footer-properties fo:min-height="0.751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1.11</text:p>
      </style:header>
      <style:footer>
        <text:p text:style-name="MP2"><draw:frame draw:style-name="Mfr1" draw:name="Врезка1" text:anchor-type="paragraph" svg:y="0.002cm" fo:min-width="0cm" draw:z-index="2"><draw:text-box fo:min-height="0.37cm"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Ответы на вопросы по междисциплинарному экзамену</dc:title>
    <meta:initial-creator>Anton S. Kovalev</meta:initial-creator>
    <meta:creation-date>2005-06-07T11:39:00</meta:creation-date>
    <dc:date>2013-06-12T18:42:00.69</dc:date>
    <meta:editing-cycles>6</meta:editing-cycles>
    <meta:editing-duration>P2171DT9H55M52S</meta:editing-duration>
    <meta:generator>OpenOffice.org/3.3$Win32 OpenOffice.org_project/330m20$Build-9567</meta:generator>
    <meta:document-statistic meta:table-count="0" meta:image-count="49" meta:object-count="1" meta:page-count="2" meta:paragraph-count="38" meta:word-count="505" meta:character-count="3913"/>
  </office:meta>
</office:document-meta>
</file>